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  <style:text-properties officeooo:rsid="0019a71e" officeooo:paragraph-rsid="0019a71e"/>
    </style:style>
    <style:style style:name="P11" style:family="paragraph" style:parent-style-name="Heading_20_1">
      <style:paragraph-properties fo:break-before="page"/>
      <style:text-properties officeooo:rsid="0025aa4f" officeooo:paragraph-rsid="0025aa4f"/>
    </style:style>
    <style:style style:name="P12" style:family="paragraph" style:parent-style-name="Heading_20_1">
      <style:paragraph-properties fo:break-before="page"/>
      <style:text-properties officeooo:paragraph-rsid="0025aa4f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text-properties officeooo:paragraph-rsid="0019a71e"/>
    </style:style>
    <style:style style:name="P15" style:family="paragraph" style:parent-style-name="Text_20_body">
      <style:text-properties officeooo:rsid="0025aa4f" officeooo:paragraph-rsid="0025aa4f"/>
    </style:style>
    <style:style style:name="P16" style:family="paragraph" style:parent-style-name="Text_20_body">
      <style:text-properties officeooo:paragraph-rsid="0025aa4f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5aa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pottyThings</text:p>
      <text:p text:style-name="P13"/>
      <text:p text:style-name="P13">Documento di specifica dei requisiti funzionali e non funzionali con diagrammi dei casi d’uso, tabelle, <text:bookmark text:name="_GoBack"/>diagrammi di contesto e dei componenti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9">Indice</text:p>
          </text:index-title>
          <text:p text:style-name="P7"><text:a xlink:type="simple" xlink:href="#__RefHeading___Toc211_1698590011" text:style-name="Index_20_Link" text:visited-style-name="Index_20_Link">Scopo del documento<text:tab/>3</text:a></text:p>
          <text:p text:style-name="P7"><text:a xlink:type="simple" xlink:href="#__RefHeading___Toc3035_2918665869" text:style-name="Index_20_Link" text:visited-style-name="Index_20_Link">Requisiti funzionali<text:tab/>4</text:a></text:p>
          <text:p text:style-name="P7"><text:a xlink:type="simple" xlink:href="#__RefHeading___Toc3037_2918665869" text:style-name="Index_20_Link" text:visited-style-name="Index_20_Link">Requisiti non funzionali<text:tab/>5</text:a></text:p>
        </text:index-body>
      </text:table-of-content>
      <text:p text:style-name="P6"/>
      <text:h text:style-name="P10" text:outline-level="1"><text:bookmark-start text:name="__RefHeading___Toc211_1698590011"/>Scopo del documento<text:bookmark-end text:name="__RefHeading___Toc211_1698590011"/></text:h>
      <text:p text:style-name="P14"/>
      <text:p text:style-name="P15">Con il presente documento si intende effettuare una specifica dei vari requisiti funzionali e non funzionali aggiungendo ulteriori dettagli. Rispetto al documento <text:span text:style-name="T3">D1-T25</text:span><text:span text:style-name="T5">, verrà effettuata una modellazione mediante UML dei requisiti funzionali (diagramma dei casi d’uso) dei vari requisiti funzionali e poi un’ulteriore descrizione in linguaggio naturale minimamente strutturato oppure mediante diagramma di stato, diagramma della attività o swimlanes.</text:span></text:p>
      <text:p text:style-name="P15"><text:span text:style-name="T5">Inoltre verrà fatta una tabella per organizzare i requisiti non funzionali e mettere in evidenza le misure utilizzabili per verificare l’effettivo soddisfacimento del preciso requisito nel nostro sistema.</text:span></text:p>
      <text:p text:style-name="P15"><text:span text:style-name="T5">Verrà inserito anche un diagramma del contesto per specificare i vari sistemi esterni con cui si interagisce e i corrispettivi flussi di informazione.</text:span></text:p>
      <text:p text:style-name="P15"><text:span text:style-name="T5">Infine un diagramma dei componenti sarà aggiunto … .</text:span></text:p>
      <text:h text:style-name="P11" text:outline-level="1"><text:bookmark-start text:name="__RefHeading___Toc3035_2918665869"/>Requisiti funzionali<text:bookmark-end text:name="__RefHeading___Toc3035_2918665869"/></text:h>
      <text:p text:style-name="P16"/>
      <text:p text:style-name="P15">Nel presente capitolo vengono riportati i requisiti funzionali del progetto <text:span text:style-name="T3">SpottyThings </text:span><text:span text:style-name="T5">mediante dei diagrammi dei casi d’uso di UML e una descrizione o in linguaggio naturale o con ulteriori diagrammi UML.</text:span></text:p>
      <text:h text:style-name="P12" text:outline-level="1"><text:bookmark-start text:name="__RefHeading___Toc3037_2918665869"/><text:span text:style-name="T6">Requisiti non funzionali</text:span><text:bookmark-end text:name="__RefHeading___Toc3037_2918665869"/></text:h>
      <text:p text:style-name="P15"/>
      <text:p text:style-name="P15">Nel seguente capitolo riportiamo una tabella in cui organizziamo i vari requisiti non funzionali di <text:span text:style-name="T3">SpottyThings </text:span><text:span text:style-name="T5">in una tabella con il titolo del requisito non funzionale, una sua breve descrizione e la misura usata per verificarne l’attuazione.</text:span></text:p>
      <text:p text:style-name="P1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5aa4f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4"><draw:image xlink:href="Pictures/100002010000055600000300361D783FB9C67B03.png" xlink:type="simple" xlink:show="embed" xlink:actuate="onLoad" loext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0-20T10:52:36.889729836</dc:date>
    <meta:editing-duration>PT48M47S</meta:editing-duration>
    <meta:editing-cycles>6</meta:editing-cycles>
    <meta:document-statistic meta:table-count="0" meta:image-count="1" meta:object-count="0" meta:page-count="5" meta:paragraph-count="18" meta:word-count="234" meta:character-count="1635" meta:non-whitespace-character-count="1419"/>
  </office:meta>
</office:document-meta>
</file>